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f59" officeooo:paragraph-rsid="00192f59"/>
    </style:style>
    <style:style style:name="P2" style:family="paragraph" style:parent-style-name="Standard">
      <style:text-properties officeooo:rsid="00192f59" officeooo:paragraph-rsid="001d9fe0"/>
    </style:style>
    <style:style style:name="P3" style:family="paragraph" style:parent-style-name="Standard">
      <style:text-properties officeooo:rsid="001abac3" officeooo:paragraph-rsid="001abac3"/>
    </style:style>
    <style:style style:name="P4" style:family="paragraph" style:parent-style-name="Standard">
      <style:text-properties officeooo:rsid="001bb3c8" officeooo:paragraph-rsid="001bb3c8"/>
    </style:style>
    <style:style style:name="P5" style:family="paragraph" style:parent-style-name="Standard">
      <style:text-properties officeooo:rsid="001d192d" officeooo:paragraph-rsid="001d192d"/>
    </style:style>
    <style:style style:name="P6" style:family="paragraph" style:parent-style-name="Standard">
      <style:text-properties officeooo:rsid="001d9fe0" officeooo:paragraph-rsid="001d9fe0"/>
    </style:style>
    <style:style style:name="P7" style:family="paragraph" style:parent-style-name="Standard">
      <style:text-properties officeooo:rsid="001ea2ed" officeooo:paragraph-rsid="001ea2ed"/>
    </style:style>
    <style:style style:name="P8" style:family="paragraph" style:parent-style-name="Standard">
      <style:text-properties officeooo:rsid="002025c1" officeooo:paragraph-rsid="002025c1"/>
    </style:style>
    <style:style style:name="P9" style:family="paragraph" style:parent-style-name="Standard">
      <style:text-properties officeooo:rsid="0021125d" officeooo:paragraph-rsid="0021125d"/>
    </style:style>
    <style:style style:name="T1" style:family="text">
      <style:text-properties officeooo:rsid="001abac3"/>
    </style:style>
    <style:style style:name="T2" style:family="text">
      <style:text-properties officeooo:rsid="001d19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Links</text:p>
      <text:p text:style-name="P1"/>
      <text:p text:style-name="P1">t-<text:span text:style-name="T2">SNE</text:span>, <text:span text:style-name="T1">PCA</text:span> and Dimensionality Reduction: <text:a xlink:type="simple" xlink:href="https://www.datacamp.com/community/tutorials/introduction-t-sne" text:style-name="Internet_20_link" text:visited-style-name="Visited_20_Internet_20_Link">https://www.datacamp.com/community/tutorials/introduction-t-sne</text:a></text:p>
      <text:p text:style-name="P1"/>
      <text:p text:style-name="P5">In-depth t-SNE:</text:p>
      <text:p text:style-name="P5"><text:a xlink:type="simple" xlink:href="https://theprofessionalspoint.blogspot.com/2019/03/what-is-t-sne-how-does-it-work-using-t.html" text:style-name="Internet_20_link" text:visited-style-name="Visited_20_Internet_20_Link">https://theprofessionalspoint.blogspot.com/2019/03/what-is-t-sne-how-does-it-work-using-t.html</text:a></text:p>
      <text:p text:style-name="P5"/>
      <text:p text:style-name="P6">Visualising data using t-SNE</text:p>
      <text:p text:style-name="P6"><text:a xlink:type="simple" xlink:href="http://www.jmlr.org/papers/volume9/vandermaaten08a/vandermaaten08a.pdf" text:style-name="Internet_20_link" text:visited-style-name="Visited_20_Internet_20_Link">http://www.jmlr.org/papers/volume9/vandermaaten08a/vandermaaten08a.pdf</text:a></text:p>
      <text:p text:style-name="P2"/>
      <text:p text:style-name="P3">PCA and ICA for DR:</text:p>
      <text:p text:style-name="P3"><text:a xlink:type="simple" xlink:href="https://towardsdatascience.com/dimensionality-reduction-pca-ica-and-manifold-learning-65393010253e" text:style-name="Internet_20_link" text:visited-style-name="Visited_20_Internet_20_Link">https://towardsdatascience.com/dimensionality-reduction-pca-ica-and-manifold-learning-65393010253e</text:a></text:p>
      <text:p text:style-name="P3"/>
      <text:p text:style-name="P4">In-depth ICA:</text:p>
      <text:p text:style-name="P4"><text:a xlink:type="simple" xlink:href="http://wwwf.imperial.ac.uk/~nsjones/TalkSlides/HyvarinenSlides.pdf" text:style-name="Internet_20_link" text:visited-style-name="Visited_20_Internet_20_Link">http://wwwf.imperial.ac.uk/~nsjones/TalkSlides/HyvarinenSlides.pdf</text:a></text:p>
      <text:p text:style-name="P4"/>
      <text:p text:style-name="P5">In-depth ICA techniques:</text:p>
      <text:p text:style-name="P5"><text:a xlink:type="simple" xlink:href="https://pdfs.semanticscholar.org/cf90/a2495ff4b1f76b2a2b0e28e96172735da38f.pdf" text:style-name="Internet_20_link" text:visited-style-name="Visited_20_Internet_20_Link">https://pdfs.semanticscholar.org/cf90/a2495ff4b1f76b2a2b0e28e96172735da38f.pdf</text:a></text:p>
      <text:p text:style-name="P5"/>
      <text:p text:style-name="P6">Global vs Local DR </text:p>
      <text:p text:style-name="P6"><text:a xlink:type="simple" xlink:href="http://web.mit.edu/cocosci/Papers/nips02-localglobal-in-press.pdf" text:style-name="Internet_20_link" text:visited-style-name="Visited_20_Internet_20_Link">http://web.mit.edu/cocosci/Papers/nips02-localglobal-in-press.pdf</text:a></text:p>
      <text:p text:style-name="P6"/>
      <text:p text:style-name="P7">PCA and NMF </text:p>
      <text:p text:style-name="P7"><text:a xlink:type="simple" xlink:href="https://aarmey.github.io/ml-for-bioe///public/Wk4-Lecture7.pdf" text:style-name="Internet_20_link" text:visited-style-name="Visited_20_Internet_20_Link">https://aarmey.github.io/ml-for-bioe///public/Wk4-Lecture7.pdf</text:a></text:p>
      <text:p text:style-name="P7"/>
      <text:p text:style-name="P8">In-depth ICA</text:p>
      <text:p text:style-name="P8"><text:a xlink:type="simple" xlink:href="http://is.tuebingen.mpg.de/fileadmin/user_upload/files/publications/thesis_final_%5B0%5D.pdf" text:style-name="Internet_20_link" text:visited-style-name="Visited_20_Internet_20_Link">http://is.tuebingen.mpg.de/fileadmin/user_upload/files/publications/thesis_final_[0].pdf</text:a></text:p>
      <text:p text:style-name="P8"/>
      <text:p text:style-name="P8"/>
      <text:p text:style-name="P8"/>
      <text:p text:style-name="P9">nouramoubayed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1:37:54.682106624</meta:creation-date>
    <dc:date>2019-10-17T17:14:59.980399226</dc:date>
    <meta:editing-duration>P1DT2H25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42" meta:character-count="892" meta:non-whitespace-character-count="867"/>
  </office:meta>
</office:document-meta>
</file>